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375cm" draw:marker-end-width="0.375cm" draw:fill="solid" draw:fill-color="#999999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333333" draw:marker-start-width="0.375cm" draw:marker-end-width="0.375cm" draw:fill="solid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svg:stroke-color="#333333" draw:marker-start-width="0.375cm" draw:marker-end-width="0.375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/>
    </style:style>
    <style:style style:name="gr6" style:family="graphic" style:parent-style-name="objectwithoutfill">
      <style:graphic-properties svg:stroke-width="0.05cm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375cm" draw:marker-end-width="0.375cm" draw:fill="solid" draw:fill-color="#dddddd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375cm" draw:marker-end-width="0.375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5cm" svg:stroke-color="#808080" draw:marker-start-width="0.375cm" draw:marker-end-width="0.3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80808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LM Sans 10"/>
    </style:style>
    <style:style style:name="P3" style:family="paragraph">
      <style:text-properties fo:color="#ffffff" style:font-name="Courier 10 Pitch1"/>
    </style:style>
    <style:style style:name="T1" style:family="text">
      <style:text-properties fo:color="#000000" style:font-name="LM Sans 10"/>
    </style:style>
    <style:style style:name="T2" style:family="text">
      <style:text-properties fo:color="#ffffff" style:font-name="Courier 10 Pitch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313cm" svg:x="9.79cm" svg:y="10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2.139cm" svg:height="2.939cm" svg:x="16.005cm" svg:y="5.68cm" svg:viewBox="0 0 2140 2940" draw:points="2140,980 2140,2940 0,2940 0,0 1070,0">
          <text:p/>
        </draw:polygon>
        <draw:custom-shape draw:style-name="gr3" draw:text-style-name="P1" draw:layer="layout" svg:width="4.445cm" svg:height="1.905cm" svg:x="2.005cm" svg:y="5.645cm">
          <text:p/>
          <draw:enhanced-geometry svg:viewBox="0 0 21600 21600" draw:path-stretchpoint-x="10800" draw:path-stretchpoint-y="10800" draw:text-areas="?f3 ?f4 ?f5 ?f6" draw:type="round-rectangle" draw:modifiers="1677.22980062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3.753cm" svg:height="1.187cm" svg:x="2.205cm" svg:y="5.445cm">
          <draw:text-box>
            <text:p><text:span text:style-name="T1">Declarations</text:span></text:p>
          </draw:text-box>
        </draw:frame>
        <draw:custom-shape draw:style-name="gr3" draw:text-style-name="P1" draw:layer="layout" svg:width="4.445cm" svg:height="1.905cm" svg:x="2.455cm" svg:y="6.608cm">
          <text:p/>
          <draw:enhanced-geometry svg:viewBox="0 0 21600 21600" draw:path-stretchpoint-x="10800" draw:path-stretchpoint-y="10800" draw:text-areas="?f3 ?f4 ?f5 ?f6" draw:type="round-rectangle" draw:modifiers="1677.22980062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3.995cm" svg:height="1.187cm" svg:x="2.655cm" svg:y="6.408cm">
          <draw:text-box>
            <text:p><text:span text:style-name="T1">Process rates</text:span></text:p>
          </draw:text-box>
        </draw:frame>
        <draw:custom-shape draw:style-name="gr5" draw:text-style-name="P1" draw:layer="layout" svg:width="4.445cm" svg:height="1.905cm" svg:x="2.905cm" svg:y="7.571cm">
          <text:p/>
          <draw:enhanced-geometry svg:viewBox="0 0 21600 21600" draw:path-stretchpoint-x="10800" draw:path-stretchpoint-y="10800" draw:text-areas="?f3 ?f4 ?f5 ?f6" draw:type="round-rectangle" draw:modifiers="1677.22980062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164cm" svg:height="1.187cm" svg:x="9.905cm" svg:y="10.072cm">
          <draw:text-box>
            <text:p><text:span text:style-name="T1">'rodeo' object</text:span></text:p>
          </draw:text-box>
        </draw:frame>
        <draw:frame draw:style-name="gr4" draw:text-style-name="P3" draw:layer="layout" svg:width="2.407cm" svg:height="2.462cm" svg:x="15.995cm" svg:y="5.964cm">
          <draw:text-box>
            <text:p><text:span text:style-name="T2">100</text:span></text:p>
            <text:p><text:span text:style-name="T2">01010</text:span></text:p>
            <text:p><text:span text:style-name="T2">10011</text:span></text:p>
          </draw:text-box>
        </draw:frame>
        <draw:frame draw:style-name="gr4" draw:text-style-name="P2" draw:layer="layout" svg:width="7.788cm" svg:height="1.187cm" svg:x="1.705cm" svg:y="4.273cm">
          <draw:text-box>
            <text:p><text:span text:style-name="T1">Tabular model specification</text:span></text:p>
          </draw:text-box>
        </draw:frame>
        <draw:frame draw:style-name="gr4" draw:text-style-name="P2" draw:layer="layout" svg:width="4.422cm" svg:height="1.187cm" svg:x="15.706cm" svg:y="4.374cm">
          <draw:text-box>
            <text:p><text:span text:style-name="T1">Compiled code</text:span></text:p>
          </draw:text-box>
        </draw:frame>
        <draw:frame draw:style-name="gr4" draw:text-style-name="P2" draw:layer="layout" svg:width="3.817cm" svg:height="1.187cm" svg:x="3.04cm" svg:y="11.243cm">
          <draw:text-box>
            <text:p><text:span text:style-name="T1">Initial values</text:span></text:p>
          </draw:text-box>
        </draw:frame>
        <draw:line draw:style-name="gr6" draw:text-style-name="P1" draw:layer="layout" svg:x1="7.985cm" svg:y1="8.62cm" svg:x2="9.905cm" svg:y2="10.033cm">
          <text:p/>
        </draw:line>
        <draw:line draw:style-name="gr6" draw:text-style-name="P1" draw:layer="layout" svg:x1="13.797cm" svg:y1="11.467cm" svg:x2="15.505cm" svg:y2="13.065cm">
          <text:p/>
        </draw:line>
        <draw:line draw:style-name="gr6" draw:text-style-name="P1" draw:layer="layout" svg:x1="17.191cm" svg:y1="8.963cm" svg:x2="15.976cm" svg:y2="13.101cm">
          <text:p/>
        </draw:line>
        <draw:line draw:style-name="gr6" draw:text-style-name="P1" draw:layer="layout" svg:x1="13.7cm" svg:y1="9.89cm" svg:x2="15.605cm" svg:y2="8.62cm">
          <text:p/>
        </draw:line>
        <draw:frame draw:style-name="gr4" draw:text-style-name="P2" draw:layer="layout" svg:width="4.435cm" svg:height="1.187cm" svg:x="13.7cm" svg:y="13.172cm">
          <draw:text-box>
            <text:p><text:span text:style-name="T1">Numeric solver</text:span></text:p>
          </draw:text-box>
        </draw:frame>
        <draw:polygon draw:style-name="gr7" draw:text-style-name="P1" draw:layer="layout" svg:width="1.171cm" svg:height="0.987cm" svg:x="17.16cm" svg:y="5.68cm" svg:viewBox="0 0 1172 988" draw:points="0,0 0,988 1172,988">
          <text:p/>
        </draw:polygon>
        <draw:frame draw:style-name="gr4" draw:text-style-name="P2" draw:layer="layout" svg:width="0.82cm" svg:height="1.187cm" svg:x="8.605cm" svg:y="8.073cm">
          <draw:text-box>
            <text:p><text:span text:style-name="T1">1</text:span></text:p>
          </draw:text-box>
        </draw:frame>
        <draw:frame draw:style-name="gr4" draw:text-style-name="P2" draw:layer="layout" svg:width="0.82cm" svg:height="1.187cm" svg:x="8.205cm" svg:y="10.874cm">
          <draw:text-box>
            <text:p><text:span text:style-name="T1">2</text:span></text:p>
          </draw:text-box>
        </draw:frame>
        <draw:frame draw:style-name="gr4" draw:text-style-name="P2" draw:layer="layout" svg:width="0.82cm" svg:height="1.187cm" svg:x="13.705cm" svg:y="8.374cm">
          <draw:text-box>
            <text:p><text:span text:style-name="T1">3</text:span></text:p>
          </draw:text-box>
        </draw:frame>
        <draw:frame draw:style-name="gr8" draw:text-style-name="P2" draw:layer="layout" svg:width="0.82cm" svg:height="1.187cm" svg:x="14.405cm" svg:y="11.075cm">
          <draw:text-box>
            <text:p><text:span text:style-name="T1">4</text:span></text:p>
          </draw:text-box>
        </draw:frame>
        <draw:frame draw:style-name="gr4" draw:text-style-name="P2" draw:layer="layout" svg:width="0.82cm" svg:height="1.187cm" svg:x="16.705cm" svg:y="10.376cm">
          <draw:text-box>
            <text:p><text:span text:style-name="T1">5</text:span></text:p>
          </draw:text-box>
        </draw:frame>
        <draw:frame draw:style-name="gr4" draw:text-style-name="P2" draw:layer="layout" svg:width="4.16cm" svg:height="1.187cm" svg:x="3.09cm" svg:y="7.402cm">
          <draw:text-box>
            <text:p><text:span text:style-name="T1">Stoichiometry</text:span></text:p>
          </draw:text-box>
        </draw:frame>
        <draw:custom-shape draw:style-name="gr9" draw:text-style-name="P1" draw:layer="layout" svg:width="3.492cm" svg:height="0.833cm" svg:x="3.382cm" svg:y="8.513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382cm" svg:y1="8.707cm" svg:x2="6.874cm" svg:y2="8.707cm">
          <text:p/>
        </draw:line>
        <draw:line draw:style-name="gr10" draw:text-style-name="P1" draw:layer="layout" svg:x1="3.382cm" svg:y1="8.907cm" svg:x2="6.874cm" svg:y2="8.907cm">
          <text:p/>
        </draw:line>
        <draw:line draw:style-name="gr10" draw:text-style-name="P1" draw:layer="layout" svg:x1="3.382cm" svg:y1="9.135cm" svg:x2="6.874cm" svg:y2="9.135cm">
          <text:p/>
        </draw:line>
        <draw:line draw:style-name="gr10" draw:text-style-name="P1" draw:layer="layout" svg:x1="3.884cm" svg:y1="8.513cm" svg:x2="3.884cm" svg:y2="9.346cm">
          <text:p/>
        </draw:line>
        <draw:line draw:style-name="gr10" draw:text-style-name="P1" draw:layer="layout" svg:x1="4.484cm" svg:y1="8.514cm" svg:x2="4.484cm" svg:y2="9.347cm">
          <text:p/>
        </draw:line>
        <draw:line draw:style-name="gr10" draw:text-style-name="P1" draw:layer="layout" svg:x1="5.084cm" svg:y1="8.515cm" svg:x2="5.084cm" svg:y2="9.348cm">
          <text:p/>
        </draw:line>
        <draw:line draw:style-name="gr10" draw:text-style-name="P1" draw:layer="layout" svg:x1="5.684cm" svg:y1="8.516cm" svg:x2="5.684cm" svg:y2="9.349cm">
          <text:p/>
        </draw:line>
        <draw:line draw:style-name="gr10" draw:text-style-name="P1" draw:layer="layout" svg:x1="6.284cm" svg:y1="8.517cm" svg:x2="6.284cm" svg:y2="9.35cm">
          <text:p/>
        </draw:line>
        <draw:frame draw:style-name="gr4" draw:text-style-name="P2" draw:layer="layout" svg:width="4.57cm" svg:height="1.187cm" svg:x="3.04cm" svg:y="11.944cm">
          <draw:text-box>
            <text:p><text:span text:style-name="T1">and parameters</text:span></text:p>
          </draw:text-box>
        </draw:frame>
        <draw:line draw:style-name="gr6" draw:text-style-name="P1" draw:layer="layout" svg:x1="7.985cm" svg:y1="12.46cm" svg:x2="9.893cm" svg:y2="11.3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Kneis</meta:initial-creator>
    <meta:creation-date>2011-07-14T18:52:34</meta:creation-date>
    <meta:generator>LibreOffice/4.2.8.2$Linux_X86_64 LibreOffice_project/420m0$Build-2</meta:generator>
    <dc:date>2016-12-20T16:28:01.933512166</dc:date>
    <meta:editing-duration>PT3H43M4S</meta:editing-duration>
    <meta:editing-cycles>22</meta:editing-cycles>
    <dc:creator>David K</dc:creator>
    <meta:document-statistic meta:object-count="35"/>
  </office:meta>
</office:document-meta>
</file>